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Roboto" svg:font-family="Roboto" style:font-family-generic="swiss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4" style:family="paragraph" style:parent-style-name="_5f_En-tête">
      <style:paragraph-properties fo:text-align="start" style:justify-single-word="false"/>
      <style:text-properties officeooo:paragraph-rsid="01b6dc57"/>
    </style:style>
    <style:style style:name="P5" style:family="paragraph" style:parent-style-name="Footer">
      <style:paragraph-properties fo:text-align="start" style:justify-single-word="false"/>
      <style:text-properties officeooo:paragraph-rsid="00d4df5c"/>
    </style:style>
    <style:style style:name="P6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7" style:family="paragraph" style:parent-style-name="Footer">
      <style:text-properties officeooo:rsid="00178920" officeooo:paragraph-rsid="00178920"/>
    </style:style>
    <style:style style:name="P8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9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10" style:family="paragraph" style:parent-style-name="Footer">
      <style:paragraph-properties fo:text-align="end" style:justify-single-word="false"/>
      <style:text-properties officeooo:paragraph-rsid="00d4df5c"/>
    </style:style>
    <style:style style:name="P11" style:family="paragraph" style:parent-style-name="Header">
      <style:text-properties fo:font-size="14pt" style:font-size-asian="14pt" style:font-size-complex="14pt"/>
    </style:style>
    <style:style style:name="P1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6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officeooo:paragraph-rsid="00c384cf"/>
    </style:style>
    <style:style style:name="P18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9" style:family="paragraph" style:parent-style-name="FILET_5f_POINTILLES">
      <style:text-properties officeooo:paragraph-rsid="02013afc"/>
    </style:style>
    <style:style style:name="P20" style:family="paragraph" style:parent-style-name="FILET_5f_POINTILLES">
      <style:text-properties officeooo:paragraph-rsid="0202d00c"/>
    </style:style>
    <style:style style:name="P21" style:family="paragraph" style:parent-style-name="_5f_Paragraphe_20_livret_20_">
      <style:text-properties officeooo:paragraph-rsid="01fffa94"/>
    </style:style>
    <style:style style:name="P22" style:family="paragraph" style:parent-style-name="_5f_Paragraphe_20_livret_20_">
      <style:text-properties officeooo:paragraph-rsid="020aa010"/>
    </style:style>
    <style:style style:name="P23" style:family="paragraph" style:parent-style-name="_5f_Paragraphe_20_livret_20_" style:list-style-name="List_20_1"/>
    <style:style style:name="P24" style:family="paragraph" style:parent-style-name="_5f_Paragraphe_20_livret_20_réponse_20_élève" style:list-style-name="_5f_Numérotation_20_des_20_exercices_20_livrets">
      <style:text-properties officeooo:paragraph-rsid="02086ecd"/>
    </style:style>
    <style:style style:name="P25" style:family="paragraph" style:parent-style-name="_5f_Paragraphe_20_livret_20_réponse_20_élève" style:list-style-name="">
      <style:text-properties officeooo:paragraph-rsid="01fc13dc"/>
    </style:style>
    <style:style style:name="P26" style:family="paragraph" style:parent-style-name="_5f_Paragraphe_20_énoncé_20_après_20_numéro" style:list-style-name="_5f_Numérotation_20_des_20_exercices_20_livrets"/>
    <style:style style:name="P27" style:family="paragraph" style:parent-style-name="_5f_Paragraphe_20_énoncé_20_après_20_numéro" style:list-style-name="_5f_Numérotation_20_des_20_exercices_20_livrets">
      <style:text-properties officeooo:paragraph-rsid="02086ecd"/>
    </style:style>
    <style:style style:name="P28" style:family="paragraph" style:parent-style-name="_5f_Paragraphe_20_énoncé_20_après_20_numéro" style:list-style-name="List_20_1">
      <style:text-properties officeooo:paragraph-rsid="01fffa94"/>
    </style:style>
    <style:style style:name="P29" style:family="paragraph" style:parent-style-name="_5f_Paragraphe_20_énoncé_20_après_20_numéro">
      <style:text-properties officeooo:paragraph-rsid="01fffa94"/>
    </style:style>
    <style:style style:name="P30" style:family="paragraph" style:parent-style-name="_5f_Titre_20_d_27_exercices_20_livret" style:list-style-name="_5f_Numérotation_20_des_20_exercices_20_livrets"/>
    <style:style style:name="P31" style:family="paragraph" style:parent-style-name="_5f_Titre_20_d_27_exercices_20_livret" style:list-style-name="_5f_Numérotation_20_des_20_exercices_20_livrets">
      <style:text-properties style:font-name="Bitstream Vera Sans1" fo:font-size="10pt" style:font-size-asian="10pt" style:font-size-complex="10pt"/>
    </style:style>
    <style:style style:name="P32" style:family="paragraph" style:parent-style-name="_5f_Titre_20_d_27_exercices_20_livret_20_sans_20_titre" style:master-page-name="SERIE_5f_G_5f_GAUCHE_5f_ET_5f_DROITE_5f_2COL">
      <style:paragraph-properties style:page-number="4"/>
    </style:style>
    <style:style style:name="P33" style:family="paragraph" style:parent-style-name="_5f_Titre_20_d_27_exercices_20_livret_20_sans_20_titre">
      <style:text-properties style:font-name="Bitstream Vera Sans1" fo:font-size="10pt" style:font-size-asian="10pt" style:font-size-complex="10pt"/>
    </style:style>
    <style:style style:name="P3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5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6" style:family="paragraph">
      <style:paragraph-properties fo:text-align="center"/>
    </style:style>
    <style:style style:name="P3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officeooo:rsid="00990660"/>
    </style:style>
    <style:style style:name="T6" style:family="text">
      <style:text-properties fo:font-variant="small-caps" officeooo:rsid="0054f64f"/>
    </style:style>
    <style:style style:name="T7" style:family="text">
      <style:text-properties fo:font-variant="small-caps" officeooo:rsid="00b5d2d1"/>
    </style:style>
    <style:style style:name="T8" style:family="text">
      <style:text-properties fo:font-variant="small-caps" officeooo:rsid="00b6801f"/>
    </style:style>
    <style:style style:name="T9" style:family="text">
      <style:text-properties officeooo:rsid="01b6dc57"/>
    </style:style>
    <style:style style:name="T10" style:family="text">
      <style:text-properties fo:text-transform="uppercase" fo:color="#808080" loext:opacity="100%" style:font-name="Bitstream Vera Sans7" fo:font-size="9pt" officeooo:rsid="0160d7ef" fo:background-color="transparent" loext:char-shading-value="0"/>
    </style:style>
    <style:style style:name="T11" style:family="text">
      <style:text-properties fo:text-transform="uppercase" fo:color="#808080" loext:opacity="100%" style:font-name="Bitstream Vera Sans7" fo:font-size="9pt" officeooo:rsid="00d4df5c" fo:background-color="transparent" loext:char-shading-value="0"/>
    </style:style>
    <style:style style:name="T12" style:family="text">
      <style:text-properties fo:text-transform="uppercase" fo:color="#808080" loext:opacity="100%" style:font-name="Bitstream Vera Sans7" fo:font-size="9pt" officeooo:rsid="01f8729d" fo:background-color="transparent" loext:char-shading-value="0"/>
    </style:style>
    <style:style style:name="T13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T14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T15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6" style:family="text">
      <style:text-properties style:use-window-font-color="true" loext:opacity="0%" style:text-position="0% 100%" style:font-name="Bitstream Vera Sans1" fo:font-size="10pt" fo:font-style="normal" fo:font-weight="normal" officeooo:rsid="00666d52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7" style:family="text">
      <style:text-properties style:use-window-font-color="true" loext:opacity="0%" style:text-position="0% 100%" style:font-name="Bitstream Vera Sans1" fo:font-size="10pt" fo:font-style="normal" fo:font-weight="normal" officeooo:rsid="005318b7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8" style:family="text">
      <style:text-properties style:use-window-font-color="true" loext:opacity="0%" style:text-position="0% 100%" style:font-name="Bitstream Vera Sans1" fo:font-size="10pt" fo:font-style="normal" fo:font-weight="normal" officeooo:rsid="0066d52d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9" style:family="text">
      <style:text-properties style:use-window-font-color="true" loext:opacity="0%" style:text-position="0% 100%" style:font-name="Bitstream Vera Sans1" fo:font-size="10pt" fo:font-style="normal" fo:font-weight="normal" officeooo:rsid="020e8688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0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21" style:family="text">
      <style:text-properties officeooo:rsid="002925a2"/>
    </style:style>
    <style:style style:name="T22" style:family="text">
      <style:text-properties officeooo:rsid="002b33ed"/>
    </style:style>
    <style:style style:name="T23" style:family="text">
      <style:text-properties fo:color="#000000" loext:opacity="100%" style:font-name="Bitstream Vera Sans1" fo:font-size="10pt" fo:font-style="normal" officeooo:rsid="01feab98" fo:background-color="transparent" loext:char-shading-value="0" style:font-size-asian="10pt" style:font-style-asian="italic" style:font-size-complex="10pt" style:font-style-complex="italic"/>
    </style:style>
    <style:style style:name="T24" style:family="text">
      <style:text-properties fo:color="#000000" loext:opacity="100%" style:font-name="Bitstream Vera Sans1" fo:font-size="10pt" fo:font-style="normal" fo:font-weight="normal" officeooo:rsid="0066d52d" style:font-size-asian="10pt" style:font-size-complex="10pt"/>
    </style:style>
    <style:style style:name="T25" style:family="text">
      <style:text-properties fo:color="#000000" loext:opacity="100%" style:font-name="Bitstream Vera Sans1" fo:font-size="10pt" fo:font-style="normal" fo:font-weight="normal" officeooo:rsid="01fffa94" style:font-size-asian="10pt" style:font-style-asian="normal" style:font-size-complex="10pt" style:font-style-complex="normal"/>
    </style:style>
    <style:style style:name="T26" style:family="text">
      <style:text-properties fo:color="#000000" loext:opacity="100%" style:font-name="Bitstream Vera Sans1" fo:font-size="10pt" fo:font-style="normal" fo:font-weight="normal" officeooo:rsid="020aa010" style:font-size-asian="10pt" style:font-style-asian="normal" style:font-size-complex="10pt" style:font-style-complex="normal"/>
    </style:style>
    <style:style style:name="T27" style:family="text">
      <style:text-properties fo:color="#000000" loext:opacity="100%" style:font-name="Bitstream Vera Sans1" fo:font-size="10pt" fo:font-weight="normal" officeooo:rsid="0049dacd" style:font-size-asian="10pt" style:font-weight-asian="normal" style:font-size-complex="10pt" style:font-weight-complex="normal"/>
    </style:style>
    <style:style style:name="T28" style:family="text">
      <style:text-properties fo:color="#000000" loext:opacity="100%" style:font-name="Bitstream Vera Sans1" fo:font-size="10pt" fo:font-weight="normal" officeooo:rsid="02086ecd" style:font-size-asian="10pt" style:font-size-complex="10pt"/>
    </style:style>
    <style:style style:name="T29" style:family="text">
      <style:text-properties fo:color="#000000" loext:opacity="100%" style:font-name="Bitstream Vera Sans1" fo:font-size="10pt" style:font-size-asian="10pt" style:font-size-complex="10pt"/>
    </style:style>
    <style:style style:name="T30" style:family="text">
      <style:text-properties fo:color="#000000" loext:opacity="100%" style:font-name="Bitstream Vera Sans1" fo:font-size="10pt" officeooo:rsid="0066d52d" style:font-size-asian="10pt" style:font-size-complex="10pt"/>
    </style:style>
    <style:style style:name="T31" style:family="text">
      <style:text-properties fo:color="#000000" loext:opacity="100%" style:font-name="Bitstream Vera Sans1" fo:font-size="10pt" officeooo:rsid="00421856" style:font-size-asian="10pt" style:font-size-complex="10pt"/>
    </style:style>
    <style:style style:name="T32" style:family="text">
      <style:text-properties fo:color="#000000" loext:opacity="100%" style:font-name="Bitstream Vera Sans1" fo:font-size="10pt" officeooo:rsid="02086ecd" style:font-size-asian="10pt" style:font-size-complex="10pt"/>
    </style:style>
    <style:style style:name="T33" style:family="text">
      <style:text-properties fo:color="#000000" loext:opacity="100%" style:font-name="Bitstream Vera Sans1" fo:font-size="10pt" style:text-underline-style="none" style:font-size-asian="10pt" style:font-size-complex="10pt"/>
    </style:style>
    <style:style style:name="T34" style:family="text">
      <style:text-properties fo:color="#000000" loext:opacity="100%" style:font-name="Bitstream Vera Sans1" fo:font-size="10pt" style:text-underline-style="none" officeooo:rsid="00421856" style:font-size-asian="10pt" style:font-size-complex="10pt"/>
    </style:style>
    <style:style style:name="T35" style:family="text">
      <style:text-properties fo:color="#000000" loext:opacity="100%" style:font-name="Bitstream Vera Sans1" fo:font-size="10pt" style:text-underline-style="none" officeooo:rsid="02086ecd" style:font-size-asian="10pt" style:font-size-complex="10pt"/>
    </style:style>
    <style:style style:name="T36" style:family="text">
      <style:text-properties fo:color="#000000" loext:opacity="100%" style:text-position="0% 100%" style:font-name="Bitstream Vera Sans1" fo:font-size="10pt" style:text-underline-style="none" style:font-name-asian="OpenSymbol1" style:font-size-asian="10pt" style:font-name-complex="OpenSymbol1" style:font-size-complex="10pt"/>
    </style:style>
    <style:style style:name="T37" style:family="text">
      <style:text-properties fo:color="#000000" loext:opacity="100%" style:text-position="0% 100%" style:font-name="Bitstream Vera Sans1" fo:font-size="10pt" style:text-underline-style="none" officeooo:rsid="00421856" style:font-name-asian="OpenSymbol1" style:font-size-asian="10pt" style:font-name-complex="OpenSymbol1" style:font-size-complex="10pt"/>
    </style:style>
    <style:style style:name="T38" style:family="text">
      <style:text-properties fo:color="#000000" loext:opacity="100%" style:text-position="0% 100%" style:font-name="Bitstream Vera Sans1" fo:font-size="10pt" style:text-underline-style="none" officeooo:rsid="00421856" style:font-name-asian="OpenSymbol1" style:font-size-asian="10pt" style:font-style-asian="normal" style:font-name-complex="OpenSymbol1" style:font-size-complex="10pt" style:font-style-complex="normal"/>
    </style:style>
    <style:style style:name="T39" style:family="text">
      <style:text-properties fo:color="#000000" loext:opacity="100%" style:text-position="0% 100%" style:font-name="Bitstream Vera Sans1" fo:font-size="10pt" style:font-name-asian="OpenSymbol1" style:font-size-asian="10pt" style:font-name-complex="OpenSymbol1" style:font-size-complex="10pt"/>
    </style:style>
    <style:style style:name="T40" style:family="text">
      <style:text-properties fo:color="#000000" loext:opacity="100%" style:text-position="0% 100%" style:font-name="Bitstream Vera Sans1" fo:font-size="10pt" officeooo:rsid="02086ecd" style:font-size-asian="10pt" style:font-style-asian="normal" style:font-size-complex="10pt" style:font-style-complex="normal"/>
    </style:style>
    <style:style style:name="T41" style:family="text">
      <style:text-properties style:text-position="0% 100%" style:font-name="Bitstream Vera Sans1" fo:font-size="10pt" fo:font-weight="normal" officeooo:rsid="004b52ae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42" style:family="text">
      <style:text-properties style:text-position="0% 100%" style:font-name="Bitstream Vera Sans1" fo:font-size="10pt" style:font-name-asian="OpenSymbol1" style:font-size-asian="10pt" style:font-style-asian="normal" style:font-name-complex="OpenSymbol1" style:font-size-complex="10pt" style:font-style-complex="normal"/>
    </style:style>
    <style:style style:name="T43" style:family="text">
      <style:text-properties style:text-position="0% 100%" style:font-name="Bitstream Vera Sans1" fo:font-size="10pt" style:font-name-asian="OpenSymbol1" style:font-size-asian="10pt" style:font-name-complex="OpenSymbol1" style:font-size-complex="10pt"/>
    </style:style>
    <style:style style:name="T44" style:family="text">
      <style:text-properties style:text-position="0% 100%" style:font-name="Bitstream Vera Sans1" fo:font-size="10pt" fo:font-style="normal" fo:font-weight="normal" officeooo:rsid="0031d787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fo:color="#ff0000" loext:opacity="100%" style:font-name="Bitstream Vera Sans1" fo:font-size="10pt" officeooo:rsid="0055128f" style:font-name-asian="Times New Roman2" style:font-size-asian="10pt" style:font-size-complex="10pt"/>
    </style:style>
    <style:style style:name="T46" style:family="text">
      <style:text-properties style:text-underline-style="none" officeooo:rsid="00666d52" style:font-size-asian="10pt" style:font-size-complex="10pt"/>
    </style:style>
    <style:style style:name="T47" style:family="text">
      <style:text-properties officeooo:rsid="003fac56"/>
    </style:style>
    <style:style style:name="T48" style:family="text">
      <style:text-properties fo:color="#ff660d" loext:opacity="100%" style:font-name="Bitstream Vera Sans1" fo:font-size="10pt" style:text-underline-style="solid" style:text-underline-width="auto" style:text-underline-color="font-color" fo:font-weight="bold" officeooo:rsid="02013afc" style:font-size-asian="10pt" style:font-weight-asian="bold" style:font-size-complex="10pt" style:font-weight-complex="bold"/>
    </style:style>
    <style:style style:name="T49" style:family="text">
      <style:text-properties style:font-name="Bitstream Vera Sans1" fo:font-size="10pt" fo:font-weight="bold" style:font-name-asian="Times New Roman2" style:font-size-asian="10pt" style:font-weight-asian="bold" style:font-size-complex="10pt" style:font-weight-complex="normal"/>
    </style:style>
    <style:style style:name="T50" style:family="text">
      <style:text-properties style:font-name="Bitstream Vera Sans1" fo:font-size="10pt" fo:font-weight="bold" officeooo:rsid="020811ea" style:font-name-asian="Times New Roman2" style:font-size-asian="10pt" style:font-weight-asian="bold" style:font-size-complex="10pt" style:font-weight-complex="normal"/>
    </style:style>
    <style:style style:name="T51" style:family="text">
      <style:text-properties style:font-name="Bitstream Vera Sans1" fo:font-size="10pt" fo:font-weight="normal" style:font-size-asian="10pt" style:font-weight-asian="normal" style:font-size-complex="10pt" style:font-weight-complex="normal"/>
    </style:style>
    <style:style style:name="T52" style:family="text">
      <style:text-properties style:font-name="Bitstream Vera Sans1" fo:font-size="10pt" fo:font-weight="normal" officeooo:rsid="004b52ae" style:font-size-asian="10pt" style:font-weight-asian="normal" style:font-size-complex="10pt" style:font-weight-complex="normal"/>
    </style:style>
    <style:style style:name="T53" style:family="text">
      <style:text-properties style:font-name="Bitstream Vera Sans1" fo:font-size="10pt" fo:font-weight="normal" officeooo:rsid="01fffa94" style:font-size-asian="10pt" style:font-weight-asian="normal" style:font-size-complex="10pt" style:font-weight-complex="normal"/>
    </style:style>
    <style:style style:name="T54" style:family="text">
      <style:text-properties style:font-name="Bitstream Vera Sans1" fo:font-size="10pt" fo:font-weight="normal" style:font-name-asian="Times New Roman2" style:font-size-asian="10pt" style:font-weight-asian="normal" style:font-size-complex="10pt" style:font-weight-complex="normal"/>
    </style:style>
    <style:style style:name="T55" style:family="text">
      <style:text-properties style:font-name="Bitstream Vera Sans1" fo:font-size="10pt" fo:font-weight="normal" officeooo:rsid="00205327" style:font-name-asian="Times New Roman2" style:font-size-asian="10pt" style:font-weight-asian="normal" style:font-size-complex="10pt" style:font-weight-complex="normal"/>
    </style:style>
    <style:style style:name="T56" style:family="text">
      <style:text-properties style:font-name="Bitstream Vera Sans1" fo:font-size="10pt" fo:font-weight="normal" officeooo:rsid="00492b99" style:font-name-asian="Times New Roman2" style:font-size-asian="10pt" style:font-weight-asian="normal" style:font-size-complex="10pt" style:font-weight-complex="normal"/>
    </style:style>
    <style:style style:name="T57" style:family="text">
      <style:text-properties style:font-name="Bitstream Vera Sans1" fo:font-size="10pt" style:font-size-asian="10pt" style:font-size-complex="10pt"/>
    </style:style>
    <style:style style:name="T58" style:family="text">
      <style:text-properties style:font-name="Bitstream Vera Sans1" fo:font-size="10pt" officeooo:rsid="00666d52" style:font-size-asian="10pt" style:font-size-complex="10pt"/>
    </style:style>
    <style:style style:name="T59" style:family="text">
      <style:text-properties style:font-name="Bitstream Vera Sans1" fo:font-size="10pt" officeooo:rsid="0066d52d" style:font-size-asian="10pt" style:font-size-complex="10pt"/>
    </style:style>
    <style:style style:name="T60" style:family="text">
      <style:text-properties style:font-name="Bitstream Vera Sans1" fo:font-size="10pt" officeooo:rsid="001bfdc5" style:font-size-asian="10pt" style:font-size-complex="10pt"/>
    </style:style>
    <style:style style:name="T61" style:family="text">
      <style:text-properties style:font-name="Bitstream Vera Sans1" fo:font-size="10pt" officeooo:rsid="001caae8" style:font-size-asian="10pt" style:font-size-complex="10pt"/>
    </style:style>
    <style:style style:name="T62" style:family="text">
      <style:text-properties style:font-name="Bitstream Vera Sans1" fo:font-size="10pt" officeooo:rsid="01fffa94" style:font-size-asian="10pt" style:font-size-complex="10pt"/>
    </style:style>
    <style:style style:name="T63" style:family="text">
      <style:text-properties style:font-name="Bitstream Vera Sans1" fo:font-size="10pt" style:text-underline-style="none" style:font-size-asian="10pt" style:font-size-complex="10pt"/>
    </style:style>
    <style:style style:name="T64" style:family="text">
      <style:text-properties style:font-name="Bitstream Vera Sans1" fo:font-size="10pt" style:text-underline-style="none" officeooo:rsid="00421856" style:font-size-asian="10pt" style:font-size-complex="10pt"/>
    </style:style>
    <style:style style:name="T65" style:family="text">
      <style:text-properties style:font-name="Bitstream Vera Sans1" fo:font-size="10pt" style:text-underline-style="none" officeooo:rsid="00666d52" style:font-size-asian="10pt" style:font-size-complex="10pt"/>
    </style:style>
    <style:style style:name="T66" style:family="text">
      <style:text-properties style:font-name="Bitstream Vera Sans1" fo:font-size="10pt" style:text-underline-style="none" officeooo:rsid="001caae8" style:font-size-asian="10pt" style:font-size-complex="10pt"/>
    </style:style>
    <style:style style:name="T67" style:family="text">
      <style:text-properties style:font-name="Bitstream Vera Sans1" fo:font-size="10pt" style:text-underline-style="none" officeooo:rsid="01fffa94" style:font-size-asian="10pt" style:font-size-complex="10pt"/>
    </style:style>
    <style:style style:name="T68" style:family="text">
      <style:text-properties style:font-name="Bitstream Vera Sans1" fo:font-size="10pt" style:text-underline-style="none" fo:font-weight="normal" officeooo:rsid="004b8dbd" style:font-size-asian="10pt" style:font-weight-asian="normal" style:font-size-complex="10pt" style:font-weight-complex="normal" style:text-overline-style="none" style:text-overline-color="font-color"/>
    </style:style>
    <style:style style:name="T69" style:family="text">
      <style:text-properties style:font-name="Bitstream Vera Sans1" fo:font-size="10pt" style:text-underline-style="none" fo:font-weight="bold" officeooo:rsid="01fffa94" style:font-size-asian="10pt" style:font-weight-asian="bold" style:font-size-complex="10pt" style:font-weight-complex="bold"/>
    </style:style>
    <style:style style:name="T70" style:family="text">
      <style:text-properties style:font-name="Bitstream Vera Sans1" fo:font-size="10pt" fo:font-style="normal" officeooo:rsid="01fffa94" style:font-size-asian="10pt" style:font-style-asian="normal" style:font-size-complex="10pt" style:font-style-complex="normal"/>
    </style:style>
    <style:style style:name="T71" style:family="text">
      <style:text-properties style:font-name="Bitstream Vera Sans1" fo:font-size="10pt" style:text-underline-style="solid" style:text-underline-width="auto" style:text-underline-color="font-color" fo:font-weight="normal" officeooo:rsid="01fffa94" style:font-size-asian="10pt" style:font-weight-asian="normal" style:font-size-complex="10pt" style:font-weight-complex="normal"/>
    </style:style>
    <style:style style:name="T72" style:family="text">
      <style:text-properties style:font-name="Bitstream Vera Sans1" fo:font-size="10pt" style:text-underline-style="solid" style:text-underline-width="auto" style:text-underline-color="font-color" officeooo:rsid="02013afc" style:font-size-asian="10pt" style:font-size-complex="10pt"/>
    </style:style>
    <style:style style:name="T73" style:family="text">
      <style:text-properties style:font-name="Bitstream Vera Sans1" fo:font-size="10pt" style:text-underline-style="solid" style:text-underline-width="auto" style:text-underline-color="font-color" fo:font-weight="bold" officeooo:rsid="01fffa94" style:font-size-asian="10pt" style:font-weight-asian="bold" style:font-size-complex="10pt" style:font-weight-complex="bold"/>
    </style:style>
    <style:style style:name="T74" style:family="text">
      <style:text-properties style:font-name="Bitstream Vera Sans1" fo:font-size="10pt" style:font-name-asian="Times New Roman2" style:font-size-asian="10pt" style:font-size-complex="10pt"/>
    </style:style>
    <style:style style:name="T75" style:family="text">
      <style:text-properties style:font-name="Bitstream Vera Sans1" fo:font-size="10pt" officeooo:rsid="008afb6d" style:font-name-asian="Times New Roman2" style:font-size-asian="10pt" style:font-size-complex="10pt"/>
    </style:style>
    <style:style style:name="T76" style:family="text">
      <style:text-properties style:font-name="Bitstream Vera Sans1" fo:font-size="10pt" officeooo:rsid="0202d00c" style:font-name-asian="Times New Roman2" style:font-size-asian="10pt" style:font-size-complex="10pt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5" draw:name="Shape3_0" draw:style-name="gr4" draw:text-style-name="P36" svg:x1="15.111cm" svg:y1="1.45cm" svg:x2="21.997cm" svg:y2="1.411cm">
        <text:p/>
      </draw:line>
      <text:section text:style-name="Sect1" text:name="Section11">
        <text:section text:style-name="Sect2" text:name="Section12">
          <text:section text:style-name="Sect2" text:name="Section13">
            <text:list xml:id="list3564497428" text:style-name="_5f_Numérotation_20_des_20_exercices_20_livrets">
              <text:list-item>
                <text:h text:style-name="P32" text:outline-level="1"><text:span text:style-name="Bold_5f_niv1"><text:span text:style-name="T19">Calculer</text:span></text:span><text:span text:style-name="Bold_5f_niv1"><text:span text:style-name="T16">.</text:span></text:span></text:h>
                <text:list>
                  <text:list-item>
                    <text:p text:style-name="P24"><text:span text:style-name="T30">G</text:span><text:span text:style-name="T57"> </text:span><text:span text:style-name="livret"><text:span text:style-name="T52">=</text:span></text:span><text:span text:style-name="T57"> 9 </text:span><text:span text:style-name="_5f_signe"><text:span text:style-name="T32">+</text:span></text:span><text:span text:style-name="T57"> </text:span><text:span text:style-name="T63">2 </text:span><text:span text:style-name="_5f_opensymbol"><text:span text:style-name="T64">×</text:span></text:span><text:span text:style-name="_5f_BVS"><text:span text:style-name="T64"> </text:span></text:span><text:span text:style-name="T63">3 </text:span><text:span text:style-name="T57">─ 4 </text:span><text:span text:style-name="livret"><text:span text:style-name="T52">=</text:span></text:span><text:span text:style-name="T58"> </text:span><text:span text:style-name="_5f_pointillés_20_gris"><text:span text:style-name="T58">…..</text:span></text:span></text:p>
                  </text:list-item>
                </text:list>
              </text:list-item>
            </text:list>
            <text:p text:style-name="P25"><text:span text:style-name="_5f_pointillés_20_gris"><text:span text:style-name="T42">…………………………………………………………………</text:span></text:span></text:p>
            <text:p text:style-name="P25"><text:span text:style-name="_5f_pointillés_20_gris"><text:span text:style-name="T42">…………………………………………………………………</text:span></text:span></text:p>
            <text:p text:style-name="P25"><text:span text:style-name="_5f_pointillés_20_gris"><text:span text:style-name="T42">…………………………………………………………………</text:span></text:span></text:p>
            <text:list xml:id="list231258348214682" text:continue-numbering="true" text:style-name="_5f_Numérotation_20_des_20_exercices_20_livrets">
              <text:list-item>
                <text:list>
                  <text:list-item>
                    <text:p text:style-name="P24"><text:span text:style-name="T30">H</text:span><text:span text:style-name="T57"> </text:span><text:span text:style-name="livret"><text:span text:style-name="T52">=</text:span></text:span><text:span text:style-name="T57"> 45 </text:span><text:span text:style-name="_5f_signe"><text:span text:style-name="T32">+</text:span></text:span><text:span text:style-name="T57"> 5</text:span><text:span text:style-name="T63"> </text:span><text:span text:style-name="_5f_opensymbol"><text:span text:style-name="T64">×</text:span></text:span><text:span text:style-name="_5f_BVS"><text:span text:style-name="T64"> </text:span></text:span><text:span text:style-name="T57">3 ─ 40 </text:span><text:span text:style-name="T65">= </text:span><text:span text:style-name="_5f_pointillés_20_gris"><text:span text:style-name="T65">…..</text:span></text:span></text:p>
                  </text:list-item>
                </text:list>
              </text:list-item>
            </text:list>
            <text:p text:style-name="P25"><text:span text:style-name="_5f_pointillés_20_gris"><text:span text:style-name="T42">…………………………………………………………………</text:span></text:span></text:p>
            <text:p text:style-name="P25"><text:span text:style-name="_5f_pointillés_20_gris"><text:span text:style-name="T42">…………………………………………………………………</text:span></text:span></text:p>
            <text:p text:style-name="P25"><text:span text:style-name="_5f_pointillés_20_gris"><text:span text:style-name="T42">…………………………………………………………………</text:span></text:span></text:p>
            <text:list xml:id="list231257947395131" text:continue-numbering="true" text:style-name="_5f_Numérotation_20_des_20_exercices_20_livrets">
              <text:list-item>
                <text:list>
                  <text:list-item>
                    <text:p text:style-name="P24"><text:span text:style-name="T30">I</text:span><text:span text:style-name="T57"> </text:span><text:span text:style-name="livret"><text:span text:style-name="T52">=</text:span></text:span><text:span text:style-name="T57"> 5</text:span><text:span text:style-name="T63"> </text:span><text:span text:style-name="_5f_opensymbol"><text:span text:style-name="T64">×</text:span></text:span><text:span text:style-name="_5f_BVS"><text:span text:style-name="T64"> </text:span></text:span><text:span text:style-name="T57">7 ─ 2</text:span><text:span text:style-name="T63"> </text:span><text:span text:style-name="_5f_opensymbol"><text:span text:style-name="T64">×</text:span></text:span><text:span text:style-name="_5f_BVS"><text:span text:style-name="T64"> </text:span></text:span><text:span text:style-name="T57">6 </text:span><text:span text:style-name="T65">= </text:span><text:span text:style-name="_5f_pointillés_20_gris"><text:span text:style-name="T65">…..</text:span></text:span></text:p>
                  </text:list-item>
                </text:list>
              </text:list-item>
            </text:list>
            <text:p text:style-name="P25"><text:span text:style-name="_5f_pointillés_20_gris"><text:span text:style-name="T42">…………………………………………………………………</text:span></text:span></text:p>
            <text:p text:style-name="P25"><text:span text:style-name="_5f_pointillés_20_gris"><text:span text:style-name="T42">…………………………………………………………………</text:span></text:span></text:p>
            <text:p text:style-name="P25"><text:span text:style-name="_5f_pointillés_20_gris"><text:span text:style-name="T42">…………………………………………………………………</text:span></text:span></text:p>
            <text:list xml:id="list231258164360464" text:continue-numbering="true" text:style-name="_5f_Numérotation_20_des_20_exercices_20_livrets">
              <text:list-item>
                <text:list>
                  <text:list-item>
                    <text:p text:style-name="P24"><text:span text:style-name="T30">J</text:span><text:span text:style-name="T60"> </text:span><text:span text:style-name="livret"><text:span text:style-name="T62">=</text:span></text:span><text:span text:style-name="T60"> </text:span><text:span text:style-name="T57">4</text:span><text:span text:style-name="T63"> </text:span><text:span text:style-name="_5f_opensymbol"><text:span text:style-name="T64">×</text:span></text:span><text:span text:style-name="_5f_BVS"><text:span text:style-name="T64"> </text:span></text:span><text:span text:style-name="T57">9 ─ 5 </text:span><text:span text:style-name="_5f_signe"><text:span text:style-name="T32">+</text:span></text:span><text:span text:style-name="T57"> 12 </text:span><text:span text:style-name="MATH"><text:span text:style-name="T68">÷</text:span></text:span><text:span text:style-name="T57"> 6 </text:span><text:span text:style-name="_5f_signe"><text:span text:style-name="T32">+</text:span></text:span><text:span text:style-name="T57"> 7 </text:span><text:span text:style-name="T65">= </text:span><text:span text:style-name="_5f_pointillés_20_gris"><text:span text:style-name="T46">…..</text:span></text:span></text:p>
                  </text:list-item>
                </text:list>
              </text:list-item>
            </text:list>
            <text:p text:style-name="P25"><text:span text:style-name="_5f_pointillés_20_gris"><text:span text:style-name="T42">…………………………………………………………………</text:span></text:span></text:p>
            <text:p text:style-name="P25"><text:span text:style-name="_5f_pointillés_20_gris"><text:span text:style-name="T42">…………………………………………………………………</text:span></text:span></text:p>
            <text:p text:style-name="P25"><text:span text:style-name="_5f_pointillés_20_gris"><text:span text:style-name="T42">…………………………………………………………………</text:span></text:span></text:p>
            <text:p text:style-name="P25"><text:span text:style-name="_5f_pointillés_20_gris"><text:span text:style-name="T42">…………………………………………………………………</text:span></text:span></text:p>
            <text:p text:style-name="P25"><text:span text:style-name="_5f_pointillés_20_gris"><text:span text:style-name="T42">…………………………………………………………………</text:span></text:span></text:p>
            <text:list xml:id="list231257513173306" text:continue-numbering="true" text:style-name="_5f_Numérotation_20_des_20_exercices_20_livrets">
              <text:list-item>
                <text:list>
                  <text:list-item>
                    <text:p text:style-name="P24"><text:span text:style-name="T24">K</text:span><text:span text:style-name="T57"> </text:span><text:span text:style-name="livret"><text:span text:style-name="T52">=</text:span></text:span><text:span text:style-name="T57"> </text:span><text:span text:style-name="T60">55 </text:span><text:span text:style-name="T57">─ </text:span><text:span text:style-name="T63">(9 </text:span><text:span text:style-name="_5f_signe"><text:span text:style-name="T35">+</text:span></text:span><text:span text:style-name="T63"> 2) </text:span><text:span text:style-name="_5f_opensymbol"><text:span text:style-name="T64">×</text:span></text:span><text:span text:style-name="_5f_BVS"><text:span text:style-name="T64"> </text:span></text:span><text:span text:style-name="T63">3 </text:span><text:span text:style-name="T57">─ 4 </text:span><text:span text:style-name="T65">= </text:span><text:span text:style-name="_5f_pointillés_20_gris"><text:span text:style-name="T65">…..</text:span></text:span></text:p>
                  </text:list-item>
                </text:list>
              </text:list-item>
            </text:list>
            <text:p text:style-name="P25"><text:span text:style-name="_5f_pointillés_20_gris"><text:span text:style-name="T42">…………………………………………………………………</text:span></text:span></text:p>
            <text:p text:style-name="P25"><text:span text:style-name="_5f_pointillés_20_gris"><text:span text:style-name="T42">…………………………………………………………………</text:span></text:span></text:p>
            <text:p text:style-name="P25"><text:span text:style-name="_5f_pointillés_20_gris"><text:span text:style-name="T42">…………………………………………………………………</text:span></text:span></text:p>
            <text:p text:style-name="P25"><text:span text:style-name="_5f_pointillés_20_gris"><text:span text:style-name="T42">…………………………………………………………………</text:span></text:span></text:p>
            <text:list xml:id="list231256821184687" text:continue-numbering="true" text:style-name="_5f_Numérotation_20_des_20_exercices_20_livrets">
              <text:list-item>
                <text:list>
                  <text:list-item>
                    <text:p text:style-name="P24"><text:span text:style-name="T24">L</text:span><text:span text:style-name="T57"> </text:span><text:span text:style-name="livret"><text:span text:style-name="T52">=</text:span></text:span><text:span text:style-name="T57"> </text:span><text:span text:style-name="T61">6 </text:span><text:span text:style-name="_5f_signe"><text:span text:style-name="T32">+</text:span></text:span><text:span text:style-name="T61"> 4</text:span><text:span text:style-name="T66"> </text:span><text:span text:style-name="_5f_opensymbol"><text:span text:style-name="T64">×</text:span></text:span><text:span text:style-name="_5f_BVS"><text:span text:style-name="T64"> </text:span></text:span><text:span text:style-name="T61">(27 ─ 7) </text:span><text:span text:style-name="T65">= </text:span><text:span text:style-name="_5f_pointillés_20_gris"><text:span text:style-name="T65">…..</text:span></text:span></text:p>
                  </text:list-item>
                </text:list>
              </text:list-item>
            </text:list>
            <text:p text:style-name="P25"><text:span text:style-name="_5f_pointillés_20_gris"><text:span text:style-name="T42">…………………………………………………………………</text:span></text:span></text:p>
            <text:p text:style-name="P25"><text:span text:style-name="_5f_pointillés_20_gris"><text:span text:style-name="T42">…………………………………………………………………</text:span></text:span></text:p>
            <text:list xml:id="list231257046103462" text:continue-numbering="true" text:style-name="_5f_Numérotation_20_des_20_exercices_20_livrets">
              <text:list-item>
                <text:list>
                  <text:list-item>
                    <text:p text:style-name="P24"><text:span text:style-name="T24">M</text:span><text:span text:style-name="T57"> </text:span><text:span text:style-name="livret"><text:span text:style-name="T52">=</text:span></text:span><text:span text:style-name="T57"> </text:span><text:span text:style-name="T24">28</text:span><text:span text:style-name="T66"> </text:span><text:span text:style-name="MATH"><text:span text:style-name="T68">÷</text:span></text:span><text:span text:style-name="_5f_opensymbol"><text:span text:style-name="T64"> </text:span></text:span><text:span text:style-name="T61">(</text:span><text:span text:style-name="T24">4</text:span><text:span text:style-name="T61"> </text:span><text:span text:style-name="_5f_signe"><text:span text:style-name="T28">+</text:span></text:span><text:span text:style-name="T61"> </text:span><text:span text:style-name="T24">3</text:span><text:span text:style-name="T61">) </text:span><text:span text:style-name="_5f_BVS"><text:span text:style-name="T61">─</text:span></text:span><text:span text:style-name="T61"> </text:span><text:span text:style-name="T59">2</text:span><text:span text:style-name="T61"> </text:span><text:span text:style-name="T65">= </text:span><text:span text:style-name="_5f_pointillés_20_gris"><text:span text:style-name="T65">…..</text:span></text:span></text:p>
                  </text:list-item>
                </text:list>
              </text:list-item>
            </text:list>
            <text:p text:style-name="P25"><text:span text:style-name="_5f_pointillés_20_gris"><text:span text:style-name="T42">…………………………………………………………………</text:span></text:span></text:p>
            <text:p text:style-name="P25"><text:span text:style-name="_5f_pointillés_20_gris"><text:span text:style-name="T42">…………………………………………………………………</text:span></text:span></text:p>
            <text:list xml:id="list231257182496540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_5f_BVS"><text:span text:style-name="T57">Place des parenthèses pour que l'égalité soit vraie.</text:span></text:span></text:h>
                <text:list>
                  <text:list-item>
                    <text:p text:style-name="P27"><text:span text:style-name="_5f_BVS"><text:span text:style-name="T57">10 ─ 1</text:span></text:span><text:span text:style-name="_5f_BVS"><text:span text:style-name="T29"> </text:span></text:span><text:span text:style-name="_5f_signe"><text:span text:style-name="T32">+</text:span></text:span><text:span text:style-name="_5f_BVS"><text:span text:style-name="T29"> </text:span></text:span><text:span text:style-name="_5f_BVS"><text:span text:style-name="T57">2</text:span></text:span><text:span text:style-name="_5f_BVS"><text:span text:style-name="T29"> </text:span></text:span><text:span text:style-name="_5f_signe"><text:span text:style-name="T32">+</text:span></text:span><text:span text:style-name="_5f_BVS"><text:span text:style-name="T29"> </text:span></text:span><text:span text:style-name="_5f_BVS"><text:span text:style-name="T57">3</text:span></text:span><text:span text:style-name="_5f_BVS"><text:span text:style-name="T29"> </text:span></text:span><text:span text:style-name="_5f_BVS"><text:span text:style-name="T32">+</text:span></text:span><text:span text:style-name="_5f_signe"><text:span text:style-name="T31"> </text:span></text:span><text:span text:style-name="_5f_signe"><text:span text:style-name="T27">4</text:span></text:span><text:span text:style-name="_5f_BVS"><text:span text:style-name="T29"> </text:span></text:span><text:span text:style-name="livret"><text:span text:style-name="T62">=</text:span></text:span><text:span text:style-name="_5f_BVS"><text:span text:style-name="T29"> </text:span></text:span><text:span text:style-name="_5f_BVS"><text:span text:style-name="T57">0</text:span></text:span></text:p>
                  </text:list-item>
                  <text:list-item>
                    <text:p text:style-name="P27"><text:span text:style-name="_5f_BVS"><text:span text:style-name="T57">9</text:span></text:span><text:span text:style-name="_5f_BVS"><text:span text:style-name="T33"> </text:span></text:span><text:span text:style-name="_5f_opensymbol"><text:span text:style-name="T34">×</text:span></text:span><text:span text:style-name="_5f_BVS"><text:span text:style-name="T34"> </text:span></text:span><text:span text:style-name="_5f_BVS"><text:span text:style-name="T57">5</text:span></text:span><text:span text:style-name="_5f_BVS"><text:span text:style-name="T29"> </text:span></text:span><text:span text:style-name="_5f_signe"><text:span text:style-name="T32">+</text:span></text:span><text:span text:style-name="_5f_BVS"><text:span text:style-name="T29"> </text:span></text:span><text:span text:style-name="_5f_BVS"><text:span text:style-name="T57">2</text:span></text:span><text:span text:style-name="_5f_BVS"><text:span text:style-name="T29"> </text:span></text:span><text:span text:style-name="_5f_signe"><text:span text:style-name="T32">+</text:span></text:span><text:span text:style-name="_5f_BVS"><text:span text:style-name="T29"> </text:span></text:span><text:span text:style-name="_5f_BVS"><text:span text:style-name="T57">3</text:span></text:span><text:span text:style-name="_5f_BVS"><text:span text:style-name="T29"> </text:span></text:span><text:span text:style-name="livret"><text:span text:style-name="T52">=</text:span></text:span><text:span text:style-name="_5f_BVS"><text:span text:style-name="T29"> </text:span></text:span><text:span text:style-name="_5f_BVS"><text:span text:style-name="T57">90</text:span></text:span></text:p>
                  </text:list-item>
                  <text:list-item>
                    <text:p text:style-name="P27"><text:span text:style-name="_5f_BVS"><text:span text:style-name="T57">1 </text:span></text:span><text:span text:style-name="_5f_BVS"><text:span text:style-name="T23">+</text:span></text:span><text:span text:style-name="_5f_BVS"><text:span text:style-name="T57"> 2</text:span></text:span><text:span text:style-name="_5f_BVS"><text:span text:style-name="T63"> </text:span></text:span><text:span text:style-name="_5f_opensymbol"><text:span text:style-name="T34">×</text:span></text:span><text:span text:style-name="_5f_BVS"><text:span text:style-name="T64"> </text:span></text:span><text:span text:style-name="_5f_BVS"><text:span text:style-name="T57">2</text:span></text:span><text:span text:style-name="_5f_BVS"><text:span text:style-name="T29"> </text:span></text:span><text:span text:style-name="_5f_signe"><text:span text:style-name="T32">+</text:span></text:span><text:span text:style-name="_5f_BVS"><text:span text:style-name="T29"> </text:span></text:span><text:span text:style-name="_5f_BVS"><text:span text:style-name="T57">3</text:span></text:span><text:span text:style-name="_5f_BVS"><text:span text:style-name="T29"> </text:span></text:span><text:span text:style-name="livret"><text:span text:style-name="T52">=</text:span></text:span><text:span text:style-name="_5f_BVS"><text:span text:style-name="T29"> </text:span></text:span><text:span text:style-name="_5f_BVS"><text:span text:style-name="T57">15</text:span></text:span></text:p>
                  </text:list-item>
                  <text:list-item>
                    <text:p text:style-name="P27"><text:span text:style-name="_5f_BVS"><text:span text:style-name="T43">7 ─ 5</text:span></text:span><text:span text:style-name="_5f_BVS"><text:span text:style-name="T36"> </text:span></text:span><text:span text:style-name="_5f_opensymbol"><text:span text:style-name="T38">×</text:span></text:span><text:span text:style-name="_5f_BVS"><text:span text:style-name="T37"> </text:span></text:span><text:span text:style-name="_5f_BVS"><text:span text:style-name="T43">5</text:span></text:span><text:span text:style-name="_5f_BVS"><text:span text:style-name="T39"> </text:span></text:span><text:span text:style-name="_5f_signe"><text:span text:style-name="T40">+</text:span></text:span><text:span text:style-name="_5f_BVS"><text:span text:style-name="T39"> </text:span></text:span><text:span text:style-name="_5f_BVS"><text:span text:style-name="T43">11</text:span></text:span><text:span text:style-name="_5f_BVS"><text:span text:style-name="T39"> </text:span></text:span><text:span text:style-name="livret"><text:span text:style-name="T41">=</text:span></text:span><text:span text:style-name="_5f_BVS"><text:span text:style-name="T39"> </text:span></text:span><text:span text:style-name="_5f_BVS"><text:span text:style-name="T43">21</text:span></text:span></text:p>
                  </text:list-item>
                </text:list>
              </text:list-item>
              <text:list-item>
                <text:h text:style-name="P33" text:outline-level="1"><text:span text:style-name="T47">Place </text:span>les signes opératoires <text:span text:style-name="T47">pour que l’égalité devienne vraie.</text:span></text:h>
                <text:list>
                  <text:list-item text:start-value="1">
                    <text:p text:style-name="P24"><text:span text:style-name="_5f_BVS"><text:span text:style-name="T57">7 </text:span></text:span><text:span text:style-name="_5f_pointillés_20_gris"><text:span text:style-name="T57">……</text:span></text:span><text:span text:style-name="_5f_BVS"><text:span text:style-name="T57"> 7 </text:span></text:span><text:span text:style-name="_5f_pointillés_20_gris"><text:span text:style-name="T57">……</text:span></text:span><text:span text:style-name="_5f_BVS"><text:span text:style-name="T57"> (6 </text:span></text:span><text:span text:style-name="_5f_pointillés_20_gris"><text:span text:style-name="T57">……</text:span></text:span><text:span text:style-name="_5f_BVS"><text:span text:style-name="T57"> 4)</text:span></text:span><text:span text:style-name="_5f_BVS"><text:span text:style-name="T29"> </text:span></text:span><text:span text:style-name="livret"><text:span text:style-name="T62">=</text:span></text:span><text:span text:style-name="_5f_BVS"><text:span text:style-name="T29"> </text:span></text:span><text:span text:style-name="_5f_BVS"><text:span text:style-name="T57">490</text:span></text:span></text:p>
                  </text:list-item>
                  <text:list-item>
                    <text:p text:style-name="P24"><text:span text:style-name="_5f_BVS"><text:span text:style-name="T57">(9</text:span></text:span><text:span text:style-name="_5f_pointillés_20_gris"><text:span text:style-name="T57">……</text:span></text:span><text:span text:style-name="_5f_BVS"><text:span text:style-name="T57"> 10 </text:span></text:span><text:span text:style-name="_5f_pointillés_20_gris"><text:span text:style-name="T57">……</text:span></text:span><text:span text:style-name="_5f_BVS"><text:span text:style-name="T57"> 8) </text:span></text:span><text:span text:style-name="_5f_pointillés_20_gris"><text:span text:style-name="T57">……</text:span></text:span><text:span text:style-name="_5f_BVS"><text:span text:style-name="T57"> 5</text:span></text:span><text:span text:style-name="_5f_BVS"><text:span text:style-name="T29"> </text:span></text:span><text:span text:style-name="livret"><text:span text:style-name="T62">= </text:span></text:span><text:span text:style-name="_5f_BVS"><text:span text:style-name="T57">490</text:span></text:span></text:p>
                  </text:list-item>
                  <text:list-item>
                    <text:p text:style-name="P24"><text:span text:style-name="_5f_BVS"><text:span text:style-name="T57">1 000 </text:span></text:span><text:span text:style-name="_5f_pointillés_20_gris"><text:span text:style-name="T57">……</text:span></text:span><text:span text:style-name="_5f_BVS"><text:span text:style-name="T57"> (100 </text:span></text:span><text:span text:style-name="_5f_pointillés_20_gris"><text:span text:style-name="T57">……</text:span></text:span><text:span text:style-name="_5f_BVS"><text:span text:style-name="T57"> 5 </text:span></text:span><text:span text:style-name="_5f_pointillés_20_gris"><text:span text:style-name="T57">……</text:span></text:span><text:span text:style-name="_5f_BVS"><text:span text:style-name="T57"> 10) </text:span></text:span><text:span text:style-name="livret"><text:span text:style-name="T62">=</text:span></text:span><text:span text:style-name="_5f_BVS"><text:span text:style-name="T57"> 490</text:span></text:span></text:p>
                  </text:list-item>
                  <text:list-item>
                    <text:p text:style-name="P24"><text:span text:style-name="_5f_BVS"><text:span text:style-name="T57">(3 </text:span></text:span><text:span text:style-name="_5f_pointillés_20_gris"><text:span text:style-name="T57">……</text:span></text:span><text:span text:style-name="_5f_BVS"><text:span text:style-name="T57"> 4) </text:span></text:span><text:span text:style-name="_5f_pointillés_20_gris"><text:span text:style-name="T57">……</text:span></text:span><text:span text:style-name="_5f_BVS"><text:span text:style-name="T57"> (30 </text:span></text:span><text:span text:style-name="_5f_pointillés_20_gris"><text:span text:style-name="T57">……</text:span></text:span><text:span text:style-name="_5f_BVS"><text:span text:style-name="T57"> 40) </text:span></text:span><text:span text:style-name="livret"><text:span text:style-name="T62">=</text:span></text:span><text:span text:style-name="_5f_BVS"><text:span text:style-name="T57"> 490</text:span></text:span></text:p>
                  </text:list-item>
                </text:list>
              </text:list-item>
              <text:list-item>
                <text:h text:style-name="P31" text:outline-level="1">Une seule expression !</text:h>
              </text:list-item>
            </text:list>
            <text:p text:style-name="P22"><text:span text:style-name="_5f_BVS"><text:span text:style-name="T70">Voici une liste de courses : </text:span></text:span><text:span text:style-name="livret"><text:span text:style-name="T70">un classeur à 11 </text:span></text:span><text:span text:style-name="livret"><text:span text:style-name="T26">euros</text:span></text:span><text:span text:style-name="livret"><text:span text:style-name="T70">, 3 stylos à 4,60 </text:span></text:span><text:span text:style-name="livret"><text:span text:style-name="T26">euros</text:span></text:span><text:span text:style-name="livret"><text:span text:style-name="T70"> pièce et une gomme à 1,40 </text:span></text:span><text:span text:style-name="livret"><text:span text:style-name="T26">euros</text:span></text:span><text:span text:style-name="livret"><text:span text:style-name="T70">. On donne un billet de 50 </text:span></text:span><text:span text:style-name="livret"><text:span text:style-name="T26">euros</text:span></text:span><text:span text:style-name="livret"><text:span text:style-name="T70">. </text:span></text:span><text:span text:style-name="livret"><text:span text:style-name="T25">On veut savoir combien on nous rend.</text:span></text:span></text:p>
            <text:list xml:id="list231256939963747" text:continue-numbering="true" text:style-name="_5f_Numérotation_20_des_20_exercices_20_livrets">
              <text:list-item>
                <text:list>
                  <text:list-item>
                    <text:p text:style-name="_5f_Paragraphe_20_énoncé_20_après_20_numéro"><text:span text:style-name="livret"><text:span text:style-name="T71">Avec plusieurs calculs successifs</text:span></text:span><text:span text:style-name="livret"><text:span text:style-name="T53">, on peut ré­soudre le problème. Complète :</text:span></text:span></text:p>
                  </text:list-item>
                </text:list>
              </text:list-item>
            </text:list>
            <text:list text:style-name="List_20_1">
              <text:list-item>
                <text:p text:style-name="P28"><text:span text:style-name="Bullet_20_Symbols"><text:span text:style-name="T62"><text:s/></text:span></text:span><text:span text:style-name="livret"><text:span text:style-name="T62">Prix des trois stylos : 3 </text:span></text:span><text:span text:style-name="MATH"><text:span text:style-name="T44">×</text:span></text:span><text:span text:style-name="livret"><text:span text:style-name="T62"> 4,60 = </text:span></text:span><text:span text:style-name="_5f_pointillés_20_gris"><text:span text:style-name="T62">……….</text:span></text:span></text:p>
              </text:list-item>
              <text:list-item>
                <text:p text:style-name="P23"><text:span text:style-name="livret"><text:span text:style-name="T62"><text:s/>Total des achats : 11 + </text:span></text:span><text:span text:style-name="_5f_pointillés_20_gris"><text:span text:style-name="T62">……</text:span></text:span><text:span text:style-name="livret"><text:span text:style-name="T62"> + 1,40 = </text:span></text:span><text:span text:style-name="_5f_pointillés_20_gris"><text:span text:style-name="T62"><text:s/>……</text:span></text:span></text:p>
              </text:list-item>
              <text:list-item>
                <text:p text:style-name="P23"><text:span text:style-name="livret"><text:span text:style-name="T57"><text:s/></text:span></text:span><text:span text:style-name="livret"><text:span text:style-name="T62">Monnaie rendue : 50 – </text:span></text:span><text:span text:style-name="_5f_pointillés_20_gris"><text:span text:style-name="T62">………</text:span></text:span><text:span text:style-name="livret"><text:span text:style-name="T62"> = </text:span></text:span><text:span text:style-name="_5f_pointillés_20_gris"><text:span text:style-name="T62">……….</text:span></text:span></text:p>
              </text:list-item>
            </text:list>
            <text:list xml:id="list231256534961395" text:continue-list="list231256939963747" text:style-name="_5f_Numérotation_20_des_20_exercices_20_livrets">
              <text:list-item>
                <text:list>
                  <text:list-item>
                    <text:p text:style-name="P29"><text:span text:style-name="livret"><text:span text:style-name="T48">Plus fort ! 3-2-1, GO !</text:span></text:span><text:span text:style-name="livret"><text:span text:style-name="T72"> </text:span></text:span><text:span text:style-name="livret"><text:span text:style-name="T73">Avec une seule ligne de calculs </text:span></text:span><text:span text:style-name="livret"><text:span text:style-name="T69">!</text:span></text:span><text:span text:style-name="livret"><text:span text:style-name="T67"> Complète :</text:span></text:span></text:p>
                  </text:list-item>
                </text:list>
              </text:list-item>
            </text:list>
            <text:p text:style-name="P21"><text:span text:style-name="livret"><text:span text:style-name="T62"><text:tab/> <text:s text:c="4"/>50 – (11 + (3 </text:span></text:span><text:span text:style-name="MATH"><text:span text:style-name="T44">×</text:span></text:span><text:span text:style-name="livret"><text:span text:style-name="T62"> </text:span></text:span><text:span text:style-name="_5f_pointillés_20_gris"><text:span text:style-name="T62">……..</text:span></text:span><text:span text:style-name="livret"><text:span text:style-name="T62">) + </text:span></text:span><text:span text:style-name="_5f_pointillés_20_gris"><text:span text:style-name="T62">…….</text:span></text:span><text:span text:style-name="livret"><text:span text:style-name="T62">) = </text:span></text:span><text:span text:style-name="_5f_pointillés_20_gris"><text:span text:style-name="T62">……….</text:span></text:span></text:p>
            <text:list xml:id="list231256528970239" text:continue-numbering="true" text:style-name="_5f_Numérotation_20_des_20_exercices_20_livrets">
              <text:list-header>
                <text:p text:style-name="P26"><text:span text:style-name="Bold"><text:span text:style-name="T74">Pour les problèmes suivants, écris à l'aide d'une seule expression </text:span></text:span><text:span text:style-name="Bold"><text:span text:style-name="T75">(comme dans l’exer­cice </text:span></text:span><text:span text:style-name="Bold"><text:span text:style-name="T49">4</text:span></text:span><text:span text:style-name="Bold"><text:span text:style-name="T75">)</text:span></text:span><text:span text:style-name="Bold"><text:span text:style-name="T74"> les calculs permettant de trouver la réponse en utilisant uniquement les données numériques de l'énoncé, puis calcule-la </text:span></text:span><text:span text:style-name="Bold"><text:span text:style-name="T45">en utilisant ta calculatrice</text:span></text:span><text:span text:style-name="Bold"><text:span text:style-name="T74">. </text:span></text:span><text:span text:style-name="Bold"><text:span text:style-name="T76">N’oublie pas </text:span></text:span><text:span text:style-name="Bold"><text:span text:style-name="T49">l</text:span></text:span><text:span text:style-name="Bold"><text:span text:style-name="T50">es</text:span></text:span><text:span text:style-name="Bold"><text:span text:style-name="T76"> pa­renthèses !</text:span></text:span></text:p>
              </text:list-header>
              <text:list-item>
                <text:h text:style-name="_5f_Titre_20_d_27_exercices_20_livret_20_sans_20_titre" text:outline-level="1"><text:span text:style-name="Bold"><text:span text:style-name="T54">Au stand d'un vide grenier, Pierre s'est acheté 4 BD à 2,50 euros chacune et une voiture télécom­mandée pour 6 euros. </text:span></text:span><text:span text:style-name="Bold"><text:span text:style-name="T55">Il a payé avec un billet de 20 euros. Combien lui a-t-on rendu ?</text:span></text:span></text:h>
              </text:list-item>
            </text:list>
            <text:p text:style-name="P20"><text:span text:style-name="Bold"><text:span text:style-name="T51">………………………………………………………………….</text:span></text:span></text:p>
            <text:p text:style-name="P20"><text:span text:style-name="Bold"><text:span text:style-name="T51">…………………………………………………………………..</text:span></text:span></text:p>
            <text:list xml:id="list231257031550431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Bold"><text:span text:style-name="T56">Émilie</text:span></text:span><text:span text:style-name="Bold"><text:span text:style-name="T55"> avait 50 euros dans sa tirelire. Elle achète une poupée valant 20 euros et trois petites robes coûtant 4 euros chacune. Combien lui reste-t-il d'argent après ses achats ?</text:span></text:span></text:h>
              </text:list-item>
            </text:list>
            <text:p text:style-name="P19"><text:span text:style-name="Bold"><text:span text:style-name="T54">…………………………………………………………………..</text:span></text:span></text:p>
            <text:p text:style-name="P20"><text:span text:style-name="Bold"><text:span text:style-name="T54">…………………………………………………………………..</text:span></text:span></text:p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Roboto" svg:font-family="Roboto" style:font-family-generic="swiss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fo:text-align="start" style:justify-single-word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paragraph-properties fo:text-align="start" style:justify-single-word="false"/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start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start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7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4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_5f_paragrpahe_20_réponse_20_élève_20_livret" style:display-name="_paragrpahe réponse élève livret" style:family="paragraph" style:parent-style-name="_5f_paragraphre_20_fiche_20__20_livret" style:master-page-name="">
      <style:paragraph-properties fo:margin-top="0cm" fo:margin-bottom="0cm" style:contextual-spacing="false" style:line-height-at-least="0.6cm" style:page-number="auto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Default_20_Paragraph_20_Font" style:display-name="Default Paragraph Font" style:family="text">
      <style:text-properties style:font-name="Bitstream Vera Sans7" fo:font-family="'Bitstream Vera Sans'" style:font-style-name="Roman" style:font-family-generic="swiss" style:font-pitch="variable" fo:font-size="11pt" style:font-size-asian="10.5pt"/>
    </style:style>
    <style:style style:name="livret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Bold" style:family="text">
      <style:text-properties style:font-name="Bitstream Vera Sans7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049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Character_5f_20_5f_style" loext:num-list-format=" %1% " style:num-prefix=" " style:num-suffix=" " style:num-format="1">
        <style:list-level-properties text:min-label-distance="0.25cm"/>
      </text:list-level-style-number>
      <text:list-level-style-number text:level="2" text:style-name="Character_5f_20_5f_style" loext:num-list-format="%2%." style:num-suffix="." style:num-format="a">
        <style:list-level-properties text:min-label-distance="0.15cm"/>
      </text:list-level-style-number>
      <text:list-level-style-number text:level="3" text:style-name="Character_5f_20_5f_style" loext:num-list-format="%3%." style:num-suffix="." style:num-format="a">
        <style:list-level-properties text:space-before="1cm" text:min-label-distance="0.199cm"/>
      </text:list-level-style-number>
      <text:list-level-style-number text:level="4" text:style-name="Character_5f_20_5f_style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Character_5f_20_5f_style" loext:num-list-format="%5%." style:num-suffix="." style:num-format="a">
        <style:list-level-properties text:space-before="2cm" text:min-label-distance="0.199cm"/>
      </text:list-level-style-number>
      <text:list-level-style-number text:level="6" text:style-name="Character_5f_20_5f_style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Character_5f_20_5f_style" loext:num-list-format="%7%." style:num-suffix="." style:num-format="a">
        <style:list-level-properties text:space-before="3cm" text:min-label-distance="0.199cm"/>
      </text:list-level-style-number>
      <text:list-level-style-number text:level="8" text:style-name="Character_5f_20_5f_style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Character_5f_20_5f_style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Character_5f_20_5f_style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paragraph-properties fo:text-align="start" style:justify-single-word="false"/>
      <style:text-properties officeooo:paragraph-rsid="01b6dc57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7" style:family="paragraph" style:parent-style-name="Footer">
      <style:paragraph-properties fo:text-align="end" style:justify-single-word="false"/>
      <style:text-properties officeooo:paragraph-rsid="00d4df5c"/>
    </style:style>
    <style:style style:name="MP8" style:family="paragraph" style:parent-style-name="Footer">
      <style:paragraph-properties fo:text-align="start" style:justify-single-word="false"/>
      <style:text-properties officeooo:paragraph-rsid="00d4df5c"/>
    </style:style>
    <style:style style:name="MP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1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12" style:family="paragraph" style:parent-style-name="Header">
      <style:text-properties fo:font-size="14pt" style:font-size-asian="14pt" style:font-size-complex="14pt"/>
    </style:style>
    <style:style style:name="M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4" style:family="paragraph" style:parent-style-name="Standard">
      <style:text-properties fo:font-size="6pt" style:font-size-asian="6pt" style:font-size-complex="6pt"/>
    </style:style>
    <style:style style:name="MP15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_5f_Titre_20_d_27_exercices_20_livret" style:list-style-name="_5f_Numérotation_20_des_20_exercices_20_livrets"/>
    <style:style style:name="MP19" style:family="paragraph" style:parent-style-name="Footer">
      <style:text-properties officeooo:rsid="00178920" officeooo:paragraph-rsid="00178920"/>
    </style:style>
    <style:style style:name="MP20" style:family="paragraph" style:parent-style-name="Footer">
      <style:text-properties officeooo:paragraph-rsid="00c384cf"/>
    </style:style>
    <style:style style:name="MP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2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2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4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officeooo:rsid="01b6dc57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7" fo:font-size="9pt" officeooo:rsid="01f8729d" fo:background-color="transparent" loext:char-shading-value="0"/>
    </style:style>
    <style:style style:name="MT6" style:family="text">
      <style:text-properties fo:text-transform="uppercase" fo:color="#808080" loext:opacity="100%" style:font-name="Bitstream Vera Sans7" fo:font-size="9pt" officeooo:rsid="0160d7ef" fo:background-color="transparent" loext:char-shading-value="0"/>
    </style:style>
    <style:style style:name="MT7" style:family="text">
      <style:text-properties fo:text-transform="uppercase" fo:color="#808080" loext:opacity="100%" style:font-name="Bitstream Vera Sans7" fo:font-size="9pt" officeooo:rsid="00d4df5c" fo:background-color="transparent" loext:char-shading-value="0"/>
    </style:style>
    <style:style style:name="MT8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9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10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1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MT12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MT13" style:family="text">
      <style:text-properties fo:font-variant="small-caps" officeooo:rsid="00990660"/>
    </style:style>
    <style:style style:name="MT14" style:family="text">
      <style:text-properties fo:font-variant="small-caps" officeooo:rsid="0054f64f"/>
    </style:style>
    <style:style style:name="MT15" style:family="text">
      <style:text-properties fo:font-variant="small-caps" officeooo:rsid="00b5d2d1"/>
    </style:style>
    <style:style style:name="MT16" style:family="text">
      <style:text-properties fo:font-variant="small-caps" officeooo:rsid="00b6801f"/>
    </style:style>
    <style:style style:name="MT17" style:family="text">
      <style:text-properties officeooo:rsid="002925a2"/>
    </style:style>
    <style:style style:name="MT18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Endnote" style:page-layout-name="Mpm2" draw:style-name="Mdp2"/>
    <style:master-page style:name="_5f_Fiche_20_format_20_Site" loext:hidden="true" style:hidden="true" style:display-name="_Fiche format Site" style:page-layout-name="Mpm3" draw:style-name="Mdp2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Landscape" style:page-layout-name="Mpm10" draw:style-name="Mdp2"/>
    <style:master-page style:name="SERIE_5f_G_5f_GAUCHE_5f_ET_5f_DROITE_5f_2COL" style:display-name="SERIE_G_GAUCHE_ET_DROITE_2COL" style:page-layout-name="Mpm11" draw:style-name="Mdp1">
      <style:header>
        <text:p text:style-name="MP4"><text:span text:style-name="MT3">Calculer : </text:span><text:span text:style-name="MT4">Priorités opératoires</text:span><text:span text:style-name="MT3"> </text:span></text:p>
      </style:header>
      <style:footer>
        <text:p text:style-name="MP5"><draw:frame draw:style-name="Mfr1" draw:name="Frame1" text:anchor-type="paragraph" svg:y="-0.06cm" draw:z-index="6"><draw:text-box fo:min-height="0.499cm" fo:min-width="7.096cm"><draw:frame draw:style-name="Mfr2" draw:name="Frame2" text:anchor-type="frame" svg:x="0.45cm" svg:y="0.079cm" svg:width="0.817cm" draw:z-index="7"><draw:text-box fo:min-height="0.355cm"><text:p text:style-name="MP6"/></draw:text-box></draw:frame><text:p text:style-name="MP7"><text:span text:style-name="MT5"/></text:p></draw:text-box></draw:frame></text:p>
      </style:footer>
      <style:footer-left>
        <text:p text:style-name="MP5"><draw:frame draw:style-name="Mfr1" draw:name="Frame3" text:anchor-type="paragraph" svg:y="-0.06cm" draw:z-index="0"><draw:text-box fo:min-height="0.499cm" fo:min-width="7.096cm"><draw:frame draw:style-name="Mfr2" draw:name="Frame4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"><text:span text:style-name="MT6">calculer</text:span><text:span text:style-name="MT7"> : </text:span><text:span text:style-name="MT5">priorités opératoires</text:span></text:p></draw:text-box></draw:frame><draw:g text:anchor-type="paragraph" draw:z-index="0" draw:name="Shape4_5" draw:style-name="Mgr1"><draw:path draw:style-name="Mgr2" draw:text-style-name="MP9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odile" style:page-layout-name="Mpm12" draw:style-name="Mdp3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8" draw:name="Shape5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12">N1 : Priorités, distributivité</text:p>
              </table:table-cell>
              <table:table-cell table:style-name="Tableau5.A1" office:value-type="string">
                <text:p text:style-name="MP12"/>
              </table:table-cell>
            </table:table-row>
          </table:table-header-rows>
          <table:table-row table:style-name="Tableau5.1">
            <table:covered-table-cell table:style-name="Tableau5.A1"/>
            <table:table-cell table:style-name="Tableau5.A1" office:value-type="string">
              <text:p text:style-name="MP13">Série 1 : Priorités opératoires</text:p>
            </table:table-cell>
            <table:table-cell table:style-name="Tableau5.A1" office:value-type="string">
              <text:p text:style-name="MP13"/>
            </table:table-cell>
          </table:table-row>
        </table:table>
        <text:p text:style-name="MP14"><text:span text:style-name="corps"><text:span text:style-name="MT8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9" draw:name="Shape6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12">5N1 : Priorités, distributivité</text:p>
              </table:table-cell>
              <table:table-cell table:style-name="Tableau7.A1" office:value-type="string">
                <text:p text:style-name="MP12"/>
              </table:table-cell>
            </table:table-row>
          </table:table-header-rows>
          <table:table-row table:style-name="Tableau7.1">
            <table:covered-table-cell table:style-name="Tableau7.A1"/>
            <table:table-cell table:style-name="Tableau7.A1" office:value-type="string">
              <text:p text:style-name="MP13">Série 1 : Priorités opératoires</text:p>
            </table:table-cell>
            <table:table-cell table:style-name="Tableau7.A1" office:value-type="string">
              <text:p text:style-name="MP13"/>
            </table:table-cell>
          </table:table-row>
        </table:table>
        <text:p text:style-name="MP14"><text:span text:style-name="corps"><text:span text:style-name="MT8"/></text:span></text:p>
      </style:header-left>
      <style:footer>
        <text:p text:style-name="MP15"><text:span text:style-name="MT9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3">
      <style:header>
        <text:p text:style-name="MP16">Série 4 : Constructions (2)</text:p>
      </style:header>
      <style:footer>
        <text:p text:style-name="MP17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 draw:style-name="Mdp2">
      <style:header>
        <text:p text:style-name="MP16">Série 6 : Démonstrations (2)</text:p>
        <text:list xml:id="list3564497428" text:style-name="_5f_Numérotation_20_des_20_exercices_20_livrets">
          <text:list-item>
            <text:h text:style-name="MP18" text:outline-level="1">Sans justi</text:h>
          </text:list-item>
        </text:list>
      </style:header>
      <style:footer>
        <text:p text:style-name="MP17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_5f_En-tête"><text:s/><text:span text:style-name="MT10">Calculer</text:span> : <text:span text:style-name="MT10">Additionner et soustraire</text:span></text:p>
      </style:header>
      <style:footer>
        <text:p text:style-name="MP19"><draw:frame draw:style-name="Mfr3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0"><text:span text:style-name="MT11">Calculer : additionner et soustraire</text:span><text:span text:style-name="MT12"> </text:span></text:p></draw:text-box></draw:frame><draw:g text:anchor-type="paragraph" draw:z-index="2" draw:name="Shape4_3" draw:style-name="Mgr1"><draw:path draw:style-name="Mgr2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9"><draw:g text:anchor-type="paragraph" draw:z-index="3" draw:name="Shape4_0" draw:style-name="Mgr1"><draw:path draw:style-name="Mgr6" draw:text-style-name="MP21" svg:width="0.855cm" svg:height="1.172cm" svg:x="-0.143cm" svg:y="-0.175cm" svg:viewBox="0 0 856 1173" svg:d="M856 1173h-856v-991c0-100 79-182 175-182h505c97 0 176 82 176 182z"><text:p/></draw:path></draw:g><draw:frame draw:style-name="Mfr3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0"><text:span text:style-name="MT11">Calculer</text:span><text:span text:style-name="MT12"> : </text:span><text:span text:style-name="MT11">additionner et soustraire</text:span></text:p></draw:text-box></draw:frame><draw:g text:anchor-type="paragraph" draw:z-index="4" draw:name="Shape4_4" draw:style-name="Mgr1"><draw:path draw:style-name="Mgr2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6" draw:style-name="Mdp1">
      <style:header>
        <text:p text:style-name="MP22"><text:span text:style-name="MT13">Géométrie plane</text:span><text:span text:style-name="MT14"> : </text:span><text:span text:style-name="MT15">Parallèles, perpendiculaires,<text:line-break/> </text:span><text:span text:style-name="MT16">distances</text:span></text:p>
      </style:header>
      <style:footer>
        <text:p text:style-name="MP19"><draw:frame draw:style-name="Mfr3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6"><draw:g text:anchor-type="paragraph" draw:z-index="1" draw:name="Shape4" draw:style-name="Mgr1"><draw:path draw:style-name="Mgr7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17">espace</text:span> • <text:span text:style-name="MT18">G6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 </meta:initial-creator>
    <meta:creation-date>2014-12-29T17:08:08.216000000</meta:creation-date>
    <dc:date>2024-11-04T23:12:56.011000000</dc:date>
    <meta:editing-duration>P3DT1H42M15S</meta:editing-duration>
    <meta:editing-cycles>410</meta:editing-cycles>
    <meta:generator>LibreOffice/7.4.3.2$Windows_X86_64 LibreOffice_project/1048a8393ae2eeec98dff31b5c133c5f1d08b890</meta:generator>
    <meta:document-statistic meta:table-count="2" meta:image-count="0" meta:object-count="0" meta:page-count="1" meta:paragraph-count="80" meta:word-count="533" meta:character-count="3029" meta:non-whitespace-character-count="2509"/>
  </office:meta>
</office:document-meta>
</file>